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810" officeooo:paragraph-rsid="00189810"/>
    </style:style>
    <style:style style:name="T1" style:family="text">
      <style:text-properties officeooo:rsid="0019b06e"/>
    </style:style>
    <style:style style:name="T2" style:family="text">
      <style:text-properties officeooo:rsid="001c9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<text:s text:c="13"/>INTERVIEW questions</text:p>
      <text:p text:style-name="P1"/>
      <text:p text:style-name="P1"><text:tab/>1] <text:s text:c="2"/>What is the value of 24 in Hexa decimal?</text:p>
      <text:p text:style-name="P1"><text:tab/>2] <text:s text:c="2"/>Reg exp quations?</text:p>
      <text:p text:style-name="P1"><text:tab/>3] <text:s text:c="2"/>Array function qu<text:span text:style-name="T1">e</text:span>ations? </text:p>
      <text:p text:style-name="P1"><text:tab/>4] <text:s text:c="2"/>How to change the rows in a file and updated file to be save?</text:p>
      <text:p text:style-name="P1"><text:tab/>5] <text:s text:c="2"/>Decimal to Binary,<text:span text:style-name="T1">octal and Hexa?</text:span></text:p>
      <text:p text:style-name="P1"><text:tab/>6] <text:s text:c="2"/><text:span text:style-name="T1">Binary to Decimal,octal and Hexa? </text:span></text:p>
      <text:p text:style-name="P1"><text:tab/><text:span text:style-name="T1">7] <text:s text:c="2"/>Octal to Binary,decimal and hexa?</text:span></text:p>
      <text:p text:style-name="P1"><text:tab/><text:span text:style-name="T1">8] <text:s text:c="2"/>Hexa to binary,decimat and octal?</text:span></text:p>
      <text:p text:style-name="P1"><text:tab/><text:span text:style-name="T1">9] <text:s text:c="2"/>Brain teaser questions?</text:span></text:p>
      <text:p text:style-name="P1"><text:s text:c="10"/><text:span text:style-name="T1">10] <text:s text:c="2"/>How do you get particular line in a file?</text:span></text:p>
      <text:p text:style-name="P1"><text:s text:c="10"/><text:span text:style-name="T2">11] <text:s text:c="2"/>How do you get particular row in a file?</text:span></text:p>
      <text:p text:style-name="P1"><text:s text:c="10"/>12] <text:s text:c="2"/>How to compare <text:span text:style-name="T2">two</text:span> files <text:span text:style-name="T2">to get </text:span>same line<text:span text:style-name="T2">s</text:span> in a files?</text:p>
      <text:p text:style-name="P1"><text:s text:c="10"/>13] <text:s text:c="2"/><text:span text:style-name="T2">How to install perl Module?</text:span></text:p>
      <text:p text:style-name="P1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59:09.375690519</meta:creation-date>
    <dc:date>2019-05-14T11:05:30.315212281</dc:date>
    <meta:editing-duration>PT15M13S</meta:editing-duration>
    <meta:editing-cycles>1</meta:editing-cycles>
    <meta:document-statistic meta:table-count="0" meta:image-count="0" meta:object-count="0" meta:page-count="1" meta:paragraph-count="15" meta:word-count="103" meta:character-count="618" meta:non-whitespace-character-count="436"/>
    <meta:generator>LibreOffice/5.1.6.2$Linux_X86_64 LibreOffice_project/10m0$Build-2</meta:generator>
  </office:meta>
</office:document-meta>
</file>